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403cm"/>
    </style:style>
    <style:style style:name="Table1.B" style:family="table-column">
      <style:table-column-properties style:column-width="3.738cm"/>
    </style:style>
    <style:style style:name="Table1.C" style:family="table-column">
      <style:table-column-properties style:column-width="7.86cm"/>
    </style:style>
    <style:style style:name="Table1.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le1.B1" style:family="table-cell">
      <style:table-cell-properties style:vertical-align="middle" style:border-line-width-left="0.002cm 0.088cm 0.002cm" style:border-line-width-top="0.002cm 0.088cm 0.035cm" style:border-line-width-bottom="0.002cm 0.088cm 0.002cm" fo:padding="0.049cm" fo:border-left="0.092cm double #808080" fo:border-right="none" fo:border-top="0.125cm double #808080" fo:border-bottom="0.092cm double #808080"/>
    </style:style>
    <style:style style:name="Table1.C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le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le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le1.A5"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le1.B5" style:family="table-cell">
      <style:table-cell-properties style:vertical-align="middle" style:border-line-width-left="0.002cm 0.088cm 0.002cm" style:border-line-width-bottom="0.002cm 0.088cm 0.035cm" fo:padding="0.049cm" fo:border-left="0.092cm double #808080" fo:border-right="none" fo:border-top="none" fo:border-bottom="0.125cm double #808080"/>
    </style:style>
    <style:style style:name="Table1.C5"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Table2" style:family="table">
      <style:table-properties style:width="7.761cm" table:align="left"/>
    </style:style>
    <style:style style:name="Table2.A" style:family="table-column">
      <style:table-column-properties style:column-width="3.246cm"/>
    </style:style>
    <style:style style:name="Table2.B" style:family="table-column">
      <style:table-column-properties style:column-width="4.516cm"/>
    </style:style>
    <style:style style:name="Table2.A1" style:family="table-cell">
      <style:table-cell-properties style:vertical-align="middle" fo:padding="0.049cm" fo:border="none"/>
    </style:style>
    <style:style style:name="Table3" style:family="table">
      <style:table-properties style:width="7.761cm" table:align="left"/>
    </style:style>
    <style:style style:name="Table3.A" style:family="table-column">
      <style:table-column-properties style:column-width="4.279cm"/>
    </style:style>
    <style:style style:name="Table3.B" style:family="table-column">
      <style:table-column-properties style:column-width="3.482cm"/>
    </style:style>
    <style:style style:name="Table3.A1" style:family="table-cell">
      <style:table-cell-properties style:vertical-align="middle" fo:padding="0.049cm" fo:border="none"/>
    </style:style>
    <style:style style:name="Table4" style:family="table">
      <style:table-properties style:width="7.761cm" table:align="left"/>
    </style:style>
    <style:style style:name="Table4.A" style:family="table-column">
      <style:table-column-properties style:column-width="0.995cm"/>
    </style:style>
    <style:style style:name="Table4.B" style:family="table-column">
      <style:table-column-properties style:column-width="6.766cm"/>
    </style:style>
    <style:style style:name="Table4.A1" style:family="table-cell">
      <style:table-cell-properties style:vertical-align="middle" fo:padding="0.049cm" fo:border="none"/>
    </style:style>
    <style:style style:name="Table5" style:family="table">
      <style:table-properties style:width="7.761cm" table:align="left"/>
    </style:style>
    <style:style style:name="Table5.A" style:family="table-column">
      <style:table-column-properties style:column-width="3.027cm"/>
    </style:style>
    <style:style style:name="Table5.B" style:family="table-column">
      <style:table-column-properties style:column-width="4.734cm"/>
    </style:style>
    <style:style style:name="Table5.A1" style:family="table-cell">
      <style:table-cell-properties style:vertical-align="middle" fo:padding="0.049cm" fo:border="non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Heading_20_1">
      <style:paragraph-properties style:writing-mode="lr-tb"/>
    </style:style>
    <style:style style:name="P3" style:family="paragraph" style:parent-style-name="Table_20_Contents" style:list-style-name="L1"/>
    <style:style style:name="P4" style:family="paragraph" style:parent-style-name="Table_20_Contents" style:list-style-name="L1">
      <style:paragraph-properties fo:margin-top="0cm" fo:margin-bottom="0.499cm"/>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
      <style:paragraph-properties fo:margin-top="0cm" fo:margin-bottom="0cm"/>
    </style:style>
    <style:style style:name="P31" style:family="paragraph" style:parent-style-name="Text_20_body" style:list-style-name="L3">
      <style:paragraph-properties fo:margin-top="0cm" fo:margin-bottom="0cm"/>
    </style:style>
    <style:style style:name="P32" style:family="paragraph" style:parent-style-name="Text_20_body" style:list-style-name="L4">
      <style:paragraph-properties fo:margin-top="0cm" fo:margin-bottom="0cm"/>
    </style:style>
    <style:style style:name="P33" style:family="paragraph" style:parent-style-name="Text_20_body" style:list-style-name="L5">
      <style:paragraph-properties fo:margin-top="0cm" fo:margin-bottom="0cm"/>
    </style:style>
    <style:style style:name="P34" style:family="paragraph" style:parent-style-name="Text_20_body" style:list-style-name="L6">
      <style:paragraph-properties fo:margin-top="0cm" fo:margin-bottom="0cm"/>
    </style:style>
    <style:style style:name="P35" style:family="paragraph" style:parent-style-name="Text_20_body" style:list-style-name="L8">
      <style:paragraph-properties fo:margin-top="0cm" fo:margin-bottom="0cm"/>
    </style:style>
    <style:style style:name="P36" style:family="paragraph" style:parent-style-name="Text_20_body" style:list-style-name="L10">
      <style:paragraph-properties fo:margin-top="0cm" fo:margin-bottom="0cm"/>
    </style:style>
    <style:style style:name="P37" style:family="paragraph" style:parent-style-name="Text_20_body" style:list-style-name="L11">
      <style:paragraph-properties fo:margin-top="0cm" fo:margin-bottom="0cm"/>
    </style:style>
    <style:style style:name="P38" style:family="paragraph" style:parent-style-name="Text_20_body" style:list-style-name="L12">
      <style:paragraph-properties fo:margin-top="0cm" fo:margin-bottom="0cm"/>
    </style:style>
    <style:style style:name="P39" style:family="paragraph" style:parent-style-name="Text_20_body" style:list-style-name="L13">
      <style:paragraph-properties fo:margin-top="0cm" fo:margin-bottom="0cm"/>
    </style:style>
    <style:style style:name="P40" style:family="paragraph" style:parent-style-name="Text_20_body" style:list-style-name="L14">
      <style:paragraph-properties fo:margin-top="0cm" fo:margin-bottom="0cm"/>
    </style:style>
    <style:style style:name="P41" style:family="paragraph" style:parent-style-name="Text_20_body" style:list-style-name="L17">
      <style:paragraph-properties fo:margin-top="0cm" fo:margin-bottom="0cm"/>
    </style:style>
    <style:style style:name="P42" style:family="paragraph" style:parent-style-name="Text_20_body" style:list-style-name="L19">
      <style:paragraph-properties fo:margin-top="0cm" fo:margin-bottom="0cm"/>
    </style:style>
    <style:style style:name="P43" style:family="paragraph" style:parent-style-name="Text_20_body" style:list-style-name="L20">
      <style:paragraph-properties fo:margin-top="0cm" fo:margin-bottom="0cm"/>
    </style:style>
    <style:style style:name="P44" style:family="paragraph" style:parent-style-name="Text_20_body" style:list-style-name="L21">
      <style:paragraph-properties fo:margin-top="0cm" fo:margin-bottom="0cm"/>
    </style:style>
    <style:style style:name="P45" style:family="paragraph" style:parent-style-name="Text_20_body" style:list-style-name="L22">
      <style:paragraph-properties fo:margin-top="0cm" fo:margin-bottom="0cm"/>
    </style:style>
    <style:style style:name="P46" style:family="paragraph" style:parent-style-name="Text_20_body" style:list-style-name="L23">
      <style:paragraph-properties fo:margin-top="0cm" fo:margin-bottom="0cm"/>
    </style:style>
    <style:style style:name="P47" style:family="paragraph" style:parent-style-name="Text_20_body" style:list-style-name="L24">
      <style:paragraph-properties fo:margin-top="0cm" fo:margin-bottom="0cm"/>
    </style:style>
    <style:style style:name="P48" style:family="paragraph" style:parent-style-name="Text_20_body" style:list-style-name="L26">
      <style:paragraph-properties fo:margin-top="0cm" fo:margin-bottom="0cm"/>
    </style:style>
    <style:style style:name="P49" style:family="paragraph" style:parent-style-name="Text_20_body">
      <style:paragraph-properties style:writing-mode="lr-tb"/>
    </style:style>
    <style:style style:name="P50" style:family="paragraph" style:parent-style-name="Preformatted_20_Text">
      <style:paragraph-properties fo:margin-top="0cm" fo:margin-bottom="0.499cm"/>
    </style:style>
    <style:style style:name="P51" style:family="paragraph" style:parent-style-name="List_20_Contents">
      <style:paragraph-properties fo:margin-top="0cm" fo:margin-bottom="0.499cm"/>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YNIXX - Build and Release Process</text:h>
      <text:p text:style-name="Standard"/>
      <text:section text:style-name="Sect1" text:name="globalWrapper">
        <text:section text:style-name="Sect1" text:name="column-content">
          <text:h text:style-name="Heading_20_1" text:outline-level="1">PHYNIXX Build process</text:h>
          <text:p text:style-name="Text_20_body"><text:a xlink:type="simple" xlink:href="http://localhost/wiki/index.php/Integration_in_Thorsten%27s_Umgebung">Integration in Thorsten's Umgebung</text:a> </text:p>
          <text:p text:style-name="Standard"/>
          <text:section text:style-name="Sect1" text:name="content">
            <text:h text:style-name="Heading_20_3" text:outline-level="3">TODO</text:h>
            <text:p text:style-name="Text_20_body"><text:a xlink:type="simple" xlink:href="http://www.javaworld.com/javaworld/jw-02-2006/jw-0227-maven.html">maven site generation</text:a> zeigt die verschiednenen Aspekte und Inhalte einer maven site Um diese Inhalte zu unterstützten sind folgende Informationen nachzupflegen </text:p>
            <text:list xml:id="list30606629" text:style-name="L6">
              <text:list-item>
                <text:p text:style-name="P34">Project name and description </text:p>
              </text:list-item>
              <text:list-item>
                <text:p text:style-name="P34">issue tracking (wie genau werden die issues zusammengehalten) </text:p>
              </text:list-item>
              <text:list-item>
                <text:p text:style-name="P9">Source repository vervollständigen </text:p>
              </text:list-item>
            </text:list>
            <text:list xml:id="list30607051" text:style-name="L7">
              <text:list-item>
                <text:p text:style-name="P10">Deployment process </text:p>
              </text:list-item>
            </text:list>
            <text:p text:style-name="Text_20_body"/>
            <text:list xml:id="list30619285" text:style-name="L8">
              <text:list-item>
                <text:p text:style-name="P35">javadoc generierung </text:p>
              </text:list-item>
              <text:list-item>
                <text:p text:style-name="P35">unit-test reporst </text:p>
              </text:list-item>
              <text:list-item>
                <text:p text:style-name="P35">test coverage </text:p>
              </text:list-item>
              <text:list-item>
                <text:p text:style-name="P11">code analysis </text:p>
              </text:list-item>
            </text:list>
            <text:p text:style-name="Text_20_body"/>
            <text:list xml:id="list30596849" text:style-name="L9">
              <text:list-item>
                <text:p text:style-name="P12">Kann ich <text:span text:style-name="T1">changes-maven-plugin</text:span> zur Dokumentation von releases nutzen? Oder besser ganz auf jira abstellen? </text:p>
              </text:list-item>
            </text:list>
            <text:list xml:id="list30604514" text:style-name="L10">
              <text:list-item>
                <text:p text:style-name="P36">Wie soll meine site project-specifisch angepasset werden? </text:p>
                <text:list>
                  <text:list-item>
                    <text:p text:style-name="P36">wie sieht die Einstiegseite als Integration aller teilprojekte aus? </text:p>
                  </text:list-item>
                  <text:list-item>
                    <text:p text:style-name="P36">Wie hilft mir APT? </text:p>
                  </text:list-item>
                  <text:list-item>
                    <text:p text:style-name="P36">Wie hilft mir FML (für FAQs)? </text:p>
                  </text:list-item>
                </text:list>
              </text:list-item>
              <text:list-item>
                <text:p text:style-name="P13">wie werden meine site ausgeführt? Sind sie vollständig integriert </text:p>
              </text:list-item>
            </text:list>
            <text:p text:style-name="Text_20_body">see </text:p>
            <text:p text:style-name="List_20_Contents"><text:a xlink:type="simple" xlink:href="http://maven.apache.org/doxia/format.html">APT Reference</text:a> </text:p>
            <text:p text:style-name="List_20_Contents"><text:a xlink:type="simple" xlink:href="http://jakarta.apache.org/site/jakarta-site2.html">XDoc Reference</text:a> </text:p>
            <text:p text:style-name="P51"><text:a xlink:type="simple" xlink:href="http://maven.apache.org/doxia/references/fml-format.html">FML Reference</text:a> </text:p>
            <text:h text:style-name="Heading_20_1" text:outline-level="1"><text:bookmark text:name="Phynixx_Site"/>Phynixx Site</text:h>
            <text:h text:style-name="Heading_20_3" text:outline-level="3"><text:bookmark text:name="maven_project_site"/>maven project site</text:h>
            <text:p text:style-name="Text_20_body">Dokumentation </text:p>
            <text:p text:style-name="List_20_Contents"><text:a xlink:type="simple" xlink:href="http://maven.apache.org/guides/mini/guide-site.html">mini-guide</text:a> , </text:p>
            <text:p text:style-name="List_20_Contents"><text:a xlink:type="simple" xlink:href="http://maven.apache.org/doxia/references/apt-format.html">apt-format</text:a> </text:p>
            <text:p text:style-name="List_20_Contents"><text:a xlink:type="simple" xlink:href="http://maven.apache.org/guides/mini/guide-snippet-macro.html">snippet-macros</text:a> </text:p>
            <text:p text:style-name="List_20_Contents"><text:soft-page-break/><text:a xlink:type="simple" xlink:href="http://maven.apache.org/plugins/maven-site-plugin/">site plugin</text:a> </text:p>
            <text:p text:style-name="P51"><text:a xlink:type="simple" xlink:href="http://books.sonatype.com/maven-book/reference/site-generation.html">maven-the definite guide 'side generation'</text:a> </text:p>
            <text:p text:style-name="Text_20_body">Fehler in <text:span text:style-name="T1">site 2.0-beta-7 </text:span><text:a xlink:type="simple" xlink:href="http://jira.codehaus.org/browse/MSITE-163">MSITE-163</text:a> , <text:a xlink:type="simple" xlink:href="http://jira.codehaus.org/browse/MSITE-169">MSITE-169</text:a>, <text:a xlink:type="simple" xlink:href="http://jira.codehaus.org/browse/MSITE-238">MSITE-238</text:a>, <text:a xlink:type="simple" xlink:href="http://jira.codehaus.org/browse/MSITE-347">MSITE-347</text:a> (installiert parent-site.xml anstatt der des modules) </text:p>
            <text:list xml:id="list30598008" text:style-name="L11">
              <text:list-item>
                <text:p text:style-name="P37">items im link-section werden nicht korrekt relativ aufgelöst, wenn sie durch das parent-project vererbt werden </text:p>
                <text:list>
                  <text:list-item>
                    <text:p text:style-name="P37">./index.html wird zu ../../../index.html </text:p>
                  </text:list-item>
                  <text:list-item>
                    <text:p text:style-name="P14"/>
                  </text:list-item>
                </text:list>
              </text:list-item>
            </text:list>
            <text:p text:style-name="Text_20_body"><text:span text:style-name="T3">ACHTUNG</text:span>: Viele dieser fehler werden in <text:span text:style-name="T1">2.1</text:span> gefixt </text:p>
            <text:p text:style-name="Text_20_body"><text:a xlink:type="simple" xlink:href="http://www.javaworld.com/javaworld/jw-02-2006/jw-0227-maven.html">maven site generation</text:a> (<text:a xlink:type="simple" xlink:href="http://propellors.net/maven/book/site-generation.html">Dokumentation siehe</text:a>) zeigt die unterschiedlichen Aspekte, die zur Generierung einer maven-project-site zu beachten sind. Im <text:span text:style-name="T1">build process</text:span> im speziellen ist folgendes zu berücksichtigen. </text:p>
            <text:p text:style-name="Text_20_body">Das Ziel der Distribution wird im Abschnitt <text:span text:style-name="T1">distributionmanagemant</text:span> innerhalb des Elternprojekts angegeben. Folgendes Beispiel zeigt die Ditribution in das lokale Filesystem. </text:p>
            <text:p text:style-name="Preformatted_20_Text">&lt;distributionManagement&gt; <text:s text:c="15"/></text:p>
            <text:p text:style-name="Preformatted_20_Text"><text:s text:c="3"/>&lt;site&gt; </text:p>
            <text:p text:style-name="Preformatted_20_Text"><text:s text:c="5"/>&lt;id&gt;local filesystem&lt;/id&gt;</text:p>
            <text:p text:style-name="Preformatted_20_Text"><text:s text:c="5"/>&lt;url&gt;scp://svn.codematters.org/phynixx&lt;/url&gt;</text:p>
            <text:p text:style-name="Preformatted_20_Text"><text:s text:c="3"/>&lt;/site&gt; </text:p>
            <text:p text:style-name="P50"><text:s/>&lt;/distributionManagement&gt;</text:p>
            <text:p text:style-name="Text_20_body">Angaben des <text:span text:style-name="T1">distributionManagement</text:span> haben folgende Auswirkungen </text:p>
            <text:list xml:id="list30613039" text:style-name="L12">
              <text:list-item>
                <text:p text:style-name="P38">im super project </text:p>
              </text:list-item>
              <text:list-item>
                <text:p text:style-name="P38">im parent project (module integration) </text:p>
              </text:list-item>
              <text:list-item>
                <text:p text:style-name="P15">im project </text:p>
              </text:list-item>
            </text:list>
            <text:p text:style-name="Text_20_body">Mittels <text:span text:style-name="T1">site:site</text:span> werden die Sites generiert. Mittels <text:span text:style-name="T1">site:deploy</text:span> gemäß <text:span text:style-name="T1">distributionManagement</text:span> deployed. Das deployment kann mittels <text:span text:style-name="T1">site:stage</text:span> und <text:span text:style-name="T1">site:stage-deploy</text:span> simuliert werden. </text:p>
            <text:p text:style-name="Text_20_body"><text:span text:style-name="T1">stage</text:span> installiert die generierte Dokumentation lokal. </text:p>
            <text:p text:style-name="Text_20_body">Ist im <text:span text:style-name="T1">distributionmanagement</text:span> z.B. <text:span text:style-name="T1">scp://svn.codematters.org/phynixx</text:span> als url angegeben, so installiert der befehl </text:p>
            <text:p text:style-name="P50"><text:s text:c="2"/>mvn site:stage -DstagingDirectory=Y:\\phynixx\\fullsite\\sites</text:p>
            <text:p text:style-name="Text_20_body">die generierte Dokumentation unter </text:p>
            <text:p text:style-name="P50"><text:s text:c="2"/>C:\fullsite\sites\svn.codematters.org\phynixx</text:p>
            <text:p text:style-name="Text_20_body"><text:span text:style-name="T3">ACHTUNG:</text:span> Unter cygwin müssen alle Pfad-trenner maskiert werden, also -DstagingDirectory=Y:\\fullsite\\sites </text:p>
            <text:p text:style-name="Text_20_body"><text:span text:style-name="T1">deploy</text:span> distributiert eine site an die in <text:span text:style-name="T1">distributionManagement</text:span> angegebene Adresse. Diese kann ...????? </text:p>
            <text:p text:style-name="Text_20_body">Mittels <text:span text:style-name="T1">site:run</text:span> kann die generierte Dokumentation innerhalb einer Jetty Instanz gestartet. Dieser Instanz kann ein temp. Directory als root-directory mitgegeben weden. In dieses ist i.d.R. Tiel des stagings under deployments . </text:p>
            <text:p text:style-name="Text_20_body">Folgende Kombination generiert die Dokumentation, installiert diese, deployed diese (lokal) und starte sie: </text:p>
            <text:p text:style-name="Preformatted_20_Text">mvn site:stage-deploy -DstagingDirectory=Y:\phynixx\fullsite -DstagingSiteURL=file://Y:/phynixx/site</text:p>
            <text:p text:style-name="P50"><text:soft-page-break/>mvn site:run -DtempWebappDirectory=Y:\phynixx\site</text:p>
            <text:p text:style-name="Text_20_body"><text:span text:style-name="T3">TIP</text:span> </text:p>
            <text:list xml:id="list30626712" text:style-name="L13">
              <text:list-item>
                <text:p text:style-name="P39">-o beschleunigt die site generierung erheblich </text:p>
              </text:list-item>
              <text:list-item>
                <text:p text:style-name="P16"><text:span text:style-name="T1">stagingDirectory</text:span> und <text:span text:style-name="T1">stagingSiteURL</text:span> zuvor löschen </text:p>
              </text:list-item>
            </text:list>
            <text:h text:style-name="Heading_20_3" text:outline-level="3"><text:bookmark text:name="Auff.C3.A4lligkeiten"/>Auffälligkeiten</text:h>
            <text:list xml:id="list30617588" text:style-name="L14">
              <text:list-item>
                <text:p text:style-name="P40">site:stage greift auf ein Elternprojekt ../pom.xml zu, um das super-Projekt aufzulösen. Ist <text:span text:style-name="T1">../pom.xml</text:span> nicht vorhanden, so wird das super-projekt nicht korrekt aufgelöst </text:p>
              </text:list-item>
              <text:list-item>
                <text:p text:style-name="P17">Werden die site:* goals für jedes module separat aufgerufen (<text:span text:style-name="T1">mvn-phynixx-all.sh</text:span>) so ... </text:p>
              </text:list-item>
            </text:list>
            <text:p text:style-name="Text_20_body">Werden sie dagen über das Elterprijekt gerufen so </text:p>
            <text:h text:style-name="Heading_20_2" text:outline-level="2"><text:bookmark text:name="phynixx_site_process"/>phynixx site process</text:h>
            <text:h text:style-name="Heading_20_3" text:outline-level="3"><text:bookmark text:name="Einstiegsseite"/>Einstiegsseite</text:h>
            <text:p text:style-name="Text_20_body">Es wird eine Zentrale Einstiegsseite für das phynixx projekt erstellt. Dort werden alle Module inkl. ihrer release und SNAPSHOT-versionen auf gelistet und in die sites der module verlinkt. </text:p>
            <text:p text:style-name="Text_20_body">Dieses Einstiegsseite ist im Projekt phynixx-release beschrieben. Als Unterstuetzung existiert in build.xml eine <text:span text:style-name="T1">target</text:span> <text:span text:style-name="T1">generate-project-index</text:span>, in welchem die oben beschriebene Ersetzung der versionen vorgenommen wird. </text:p>
            <text:p text:style-name="Text_20_body">Die Template-Site xdoc/index.html.template wird durch die <text:span text:style-name="T1">target</text:span> nach index.html kopiert und dabei die versionen substituiert. </text:p>
            <text:h text:style-name="Heading_20_3" text:outline-level="3"><text:bookmark text:name="phynixx_module"/>phynixx module</text:h>
            <text:p text:style-name="Text_20_body">Die Module in <text:span text:style-name="T1">phynixx</text:span> modifizieren den site-process in folgenden Punkten </text:p>
            <text:list xml:id="list30596503" text:style-name="L15">
              <text:list-item>
                <text:p text:style-name="P18"><text:span text:style-name="T3">site.xml</text:span> </text:p>
              </text:list-item>
            </text:list>
            <text:p text:style-name="Preformatted_20_Text">&lt;body&gt;</text:p>
            <text:p text:style-name="Preformatted_20_Text"><text:s text:c="3"/>&lt;links&gt;</text:p>
            <text:p text:style-name="Preformatted_20_Text"><text:s text:c="5"/>&lt;item name="Phynixx" href="../index.html" /&gt;</text:p>
            <text:p text:style-name="Preformatted_20_Text"><text:s text:c="5"/>&lt;item name="current Module" href="./project-info.html" /&gt;</text:p>
            <text:p text:style-name="Preformatted_20_Text"><text:s text:c="3"/>&lt;/links&gt;</text:p>
            <text:p text:style-name="Preformatted_20_Text"><text:s text:c="4"/>&lt;menu ref="parent"/&gt;</text:p>
            <text:p text:style-name="Preformatted_20_Text"><text:s text:c="4"/>&lt;menu name="Phynixx"&gt;</text:p>
            <text:p text:style-name="Preformatted_20_Text"><text:s text:c="8"/>&lt;item name="Phynixx Project" href="../index.html"/&gt;</text:p>
            <text:p text:style-name="Preformatted_20_Text"><text:s text:c="8"/>&lt;item name="abc" href="../index.html"/&gt;</text:p>
            <text:p text:style-name="Preformatted_20_Text"><text:s text:c="4"/>&lt;/menu&gt;</text:p>
            <text:p text:style-name="Preformatted_20_Text"><text:s text:c="4"/>&lt;menu ref="modules" /&gt; <text:s text:c="5"/></text:p>
            <text:p text:style-name="Preformatted_20_Text"><text:s text:c="4"/>${reports} </text:p>
            <text:p text:style-name="Preformatted_20_Text"><text:s/>&lt;/body&gt;</text:p>
            <text:p text:style-name="P50">&lt;/project</text:p>
            <text:p text:style-name="Text_20_body">Es wird eion Link auf die gesamtprojekt-Site und auf die Index-seite des aktuellen Modules definiert. </text:p>
            <text:list xml:id="list30614332" text:style-name="L16">
              <text:list-item>
                <text:p text:style-name="P19"><text:span text:style-name="T3">Dokumentation</text:span> </text:p>
              </text:list-item>
            </text:list>
            <text:p text:style-name="Text_20_body">unter <text:span text:style-name="T1">site/resources/doc</text:span> liegt die Dokumentation des Modules </text:p>
            <text:h text:style-name="Heading_20_2" text:outline-level="2"><text:bookmark text:name="phynixx_site_process_2"/><text:soft-page-break/>phynixx site process</text:h>
            <text:p text:style-name="Text_20_body">Mittels <text:span text:style-name="T1">mvn.site.sh</text:span> werden die sites aller Module und die zentrale Einstiegsseite generiert. </text:p>
            <text:p text:style-name="Text_20_body">Es wird für alle module (inkl. des Einstiegmodule) die übergebenen mvn phases aufgerufen </text:p>
            <text:p text:style-name="Text_20_body">Z.B </text:p>
            <text:p text:style-name="P50">./mvn-site.sh site:stage-deploy -DstagingDirectory=Y:\\phynixx\\fullsite -DstagingSiteURL=file://Y:/phynixx/site</text:p>
            <text:p text:style-name="Text_20_body">Wichtig : stagingSiteURL wird pro Module um den Modulenamen erweitert, so dass die <text:span text:style-name="T1">stagingSiteURL</text:span> des module <text:span text:style-name="T1">phynixx-common</text:span> auf <text:span text:style-name="T1">file://Y:/phynixx/site/phynixx-common</text:span> gesetzt wird. </text:p>
            <text:p text:style-name="Text_20_body">Deployed werden die aktuellen sites mittesl der beiden Befhele </text:p>
            <text:p text:style-name="Preformatted_20_Text">./mvn-site.sh site:site</text:p>
            <text:p text:style-name="P50">./mvn-site.sh site:deploy</text:p>
            <text:h text:style-name="Heading_20_2" text:outline-level="2"><text:bookmark text:name="single_Modus_vs._Parent_Modus"/>single Modus vs. Parent Modus</text:h>
            <text:p text:style-name="Text_20_body">Parent Modus: <text:span text:style-name="T3">ein</text:span> Parent projekt, welches alle Module enthält. Es wird nur das pom.xml des Parents aufgerufen und dieses delegiert an alle module Single Modus : jedes Module Projekt wird separat aufgerufen. Das integrierenden site-project ist ebenfalls ein single modus project. </text:p>
            <text:list xml:id="list30597782" text:style-name="L17">
              <text:list-item>
                <text:p text:style-name="P41">single project mode erlaubt unterschiedliche Menue- und link Definitionen pro Projekt </text:p>
              </text:list-item>
              <text:list-item>
                <text:p text:style-name="P41"><text:span text:style-name="T1">parent project mode</text:span> liefert keine übergeordnete Site, in der der Zugriff auf alle Module angeboten wird -&gt; BUG </text:p>
              </text:list-item>
              <text:list-item>
                <text:p text:style-name="P41">Es ist (für mich) im site-process nicht klar, welche welche Informationen durch ein übergeordnetes module-project, durch ein parent-project oder durch das project selbst gesetzt werden. </text:p>
                <text:list>
                  <text:list-item>
                    <text:p text:style-name="P20">Welches Konzept? Was ist Bug? </text:p>
                  </text:list-item>
                </text:list>
              </text:list-item>
            </text:list>
            <text:p text:style-name="Text_20_body"><text:span text:style-name="T1">parent modus</text:span> ist natürlich vorzuziehen. Insbesondere ist nur dort eine modul übergreifende javadoc report bzu erstellen. Derzeit sprechen allerdings zu viele Bugs dagegene. </text:p>
            <text:h text:style-name="Heading_20_3" text:outline-level="3"><text:bookmark text:name="Notationen_im_distributionManagement-Section"/>Notationen im distributionManagement-Section</text:h>
            <text:list xml:id="list30621674" text:style-name="L18">
              <text:list-item>
                <text:p text:style-name="P21">file-URL der Form <text:span text:style-name="T1">file:/localhost//Y:/phynixx/temp</text:span> führen zu inkorrekten Pfadangaben bei site:stage. Daher immer Pfad in Form von <text:span text:style-name="T1">scp://...</text:span> angeben. </text:p>
              </text:list-item>
            </text:list>
            <text:h text:style-name="Heading_20_1" text:outline-level="1"><text:bookmark text:name="PHYNIXX_Release_Process"/>PHYNIXX Release Process</text:h>
            <text:h text:style-name="Heading_20_2" text:outline-level="2"><text:bookmark text:name="Vorbereitung"/>Vorbereitung</text:h>
            <text:p text:style-name="Text_20_body">In settings.xml der maven Installation die Authentifizierung fuer den SVN-Server eingetragen werden </text:p>
            <text:p text:style-name="Preformatted_20_Text">&lt;server&gt;</text:p>
            <text:p text:style-name="Preformatted_20_Text"><text:s text:c="5"/>&lt;id&gt;svn.codematters.org&lt;/id&gt;</text:p>
            <text:p text:style-name="Preformatted_20_Text"><text:s text:c="5"/>&lt;username&gt;csc&lt;/username&gt;</text:p>
            <text:p text:style-name="Preformatted_20_Text"><text:s text:c="5"/>&lt;password&gt;1anfang!&lt;/password&gt;</text:p>
            <text:p text:style-name="P50"><text:s text:c="3"/>&lt;/server&gt;</text:p>
            <text:h text:style-name="Heading_20_2" text:outline-level="2"><text:bookmark text:name="Problematik"/><text:soft-page-break/>Probl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30617921" text:style-name="L19">
              <text:list-item>
                <text:p text:style-name="P42">Elternprojekte haben keine SNAPSHOT-version </text:p>
              </text:list-item>
              <text:list-item>
                <text:p text:style-name="P22">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text:p>
            <text:p text:style-name="Text_20_body">Diese Versionsdefinitionen umfassen alle potentiell zu substituierenden Versionen (alle möglichen Eltern und abh. projekte). Quelle der Substitution ist das projekteigenen <text:span text:style-name="T1">pom-template.xml</text:span>. Dieses enthält statt der konkreten Versionen Variablen, die mittels <text:span text:style-name="T1">ant</text:span> substituiert (gefiltert) werden. Dazu werden die relevanten versionen aller Projekte in <text:span text:style-name="T1">pom-versions.properties</text:span> angegeben (siehe <text:a xlink:type="simple" xlink:href="http://localhost/wiki/index.php/Release-process#Versionen">Versionen</text:a>). </text:p>
            <text:h text:style-name="Heading_20_3" text:outline-level="3"><text:bookmark text:name="Hilfsprojekt_phynixx-release"/>Hilfsprojekt phynixx-release</text:h>
            <text:p text:style-name="Text_20_body">Dieses spezielle Projekt <text:span text:style-name="T1">phynixx-release</text:span> enthält alle Werkzeuge, um mittels maven-release-plugin eine release eine phynixx-Modules freizugeben. Es wird nicht auf dem SVN-Server von codematters verwaltet, sondern lokal (svn://localhost/DEFAULT-REPO) gehalten.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generate-all-snapshot-poms.sh</text:p>
                </table:table-cell>
                <table:table-cell table:style-name="Table1.B1" office:value-type="string">
                  <text:p text:style-name="Table_20_Contents">erzeugte für alle Module SNAPSHOT-poms</text:p>
                </table:table-cell>
                <table:table-cell table:style-name="Table1.C1" office:value-type="string">
                  <text:p text:style-name="Table_20_Contents">Parameter  - </text:p>
                </table:table-cell>
              </table:table-row>
              <table:table-row>
                <table:table-cell table:style-name="Table1.A2" office:value-type="string">
                  <text:p text:style-name="Table_20_Contents">mvn-phynixx-all.sh</text:p>
                </table:table-cell>
                <table:table-cell table:style-name="Table1.B2" office:value-type="string">
                  <text:p text:style-name="Table_20_Contents">ruf übergebenes maven goal/phase für alle module auf </text:p>
                </table:table-cell>
                <table:table-cell table:style-name="Table1.C2" office:value-type="string">
                  <text:p text:style-name="Table_20_Contents">Parameter </text:p>
                  <table:table table:name="Table2" table:style-name="Table2">
                    <table:table-column table:style-name="Table2.A"/>
                    <table:table-column table:style-name="Table2.B"/>
                    <table:table-row>
                      <table:table-cell table:style-name="Table2.A1" office:value-type="string">
                        <text:p text:style-name="Table_20_Contents">module.properties</text:p>
                      </table:table-cell>
                      <table:table-cell table:style-name="Table2.A1" office:value-type="string">
                        <text:p text:style-name="Table_20_Contents">relevante module; <text:line-break/>dort können Module z.B. auskommentiert werden </text:p>
                      </table:table-cell>
                    </table:table-row>
                  </table:table>
                </table:table-cell>
              </table:table-row>
              <table:table-row>
                <table:table-cell table:style-name="Table1.A2" office:value-type="string">
                  <text:p text:style-name="Table_20_Contents">release-all-modules.sh</text:p>
                </table:table-cell>
                <table:table-cell table:style-name="Table1.B2" office:value-type="string">
                  <text:p text:style-name="Table_20_Contents">Erzeugt Release </text:p>
                </table:table-cell>
                <table:table-cell table:style-name="Table1.C2" office:value-type="string">
                  <text:p text:style-name="Table_20_Contents">Parameter </text:p>
                  <table:table table:name="Table3" table:style-name="Table3">
                    <table:table-column table:style-name="Table3.A"/>
                    <table:table-column table:style-name="Table3.B"/>
                    <table:table-row>
                      <table:table-cell table:style-name="Table3.A1" office:value-type="string">
                        <text:p text:style-name="Table_20_Contents">module.properties</text:p>
                      </table:table-cell>
                      <table:table-cell table:style-name="Table3.A1" office:value-type="string">
                        <text:p text:style-name="Table_20_Contents">relevante module<text:line-break/>dort können Module z.B. auskommentiert werden </text:p>
                      </table:table-cell>
                    </table:table-row>
                    <table:table-row>
                      <table:table-cell table:style-name="Table3.A1" office:value-type="string">
                        <text:p text:style-name="Table_20_Contents">pom-versions.properties</text:p>
                      </table:table-cell>
                      <table:table-cell table:style-name="Table3.A1" office:value-type="string">
                        <text:p text:style-name="Table_20_Contents">versionen der module </text:p>
                      </table:table-cell>
                    </table:table-row>
                  </table:table>
                </table:table-cell>
              </table:table-row>
              <table:table-row>
                <table:table-cell table:style-name="Table1.A2" office:value-type="string">
                  <text:p text:style-name="Table_20_Contents">mvn-site.sh</text:p>
                </table:table-cell>
                <table:table-cell table:style-name="Table1.B2" office:value-type="string">
                  <text:p text:style-name="Table_20_Contents">Erzeugt sites für alle modules und eine Einstiegsseite</text:p>
                </table:table-cell>
                <table:table-cell table:style-name="Table1.C2" office:value-type="string">
                  <text:p text:style-name="Table_20_Contents">Parameter </text:p>
                  <table:table table:name="Table4" table:style-name="Table4">
                    <table:table-column table:style-name="Table4.A"/>
                    <table:table-column table:style-name="Table4.B"/>
                    <table:table-row>
                      <table:table-cell table:style-name="Table4.A1" office:value-type="string">
                        <text:p text:style-name="Table_20_Contents">site:*</text:p>
                      </table:table-cell>
                      <table:table-cell table:style-name="Table4.A1" office:value-type="string">
                        <text:p text:style-name="Table_20_Contents">site-goal; evtl. mit entsprechenden Parametern </text:p>
                      </table:table-cell>
                    </table:table-row>
                  </table:table>
                </table:table-cell>
              </table:table-row>
              <table:table-row>
                <table:table-cell table:style-name="Table1.A5" office:value-type="string">
                  <text:p text:style-name="Table_20_Contents">build.xml </text:p>
                </table:table-cell>
                <table:table-cell table:style-name="Table1.B5" office:value-type="string">
                  <text:p text:style-name="Table_20_Contents">Transformation für pom-template.xml</text:p>
                </table:table-cell>
                <table:table-cell table:style-name="Table1.C5" office:value-type="string">
                  <text:p text:style-name="Table_20_Contents">Parameter </text:p>
                  <table:table table:name="Table5" table:style-name="Table5">
                    <table:table-column table:style-name="Table5.A"/>
                    <table:table-column table:style-name="Table5.B"/>
                    <table:table-row>
                      <table:table-cell table:style-name="Table5.A1" office:value-type="string">
                        <text:p text:style-name="Table_20_Contents">-propertyfile</text:p>
                      </table:table-cell>
                      <table:table-cell table:style-name="Table5.A1" office:value-type="string">
                        <text:p text:style-name="Table_20_Contents">versionsfile </text:p>
                      </table:table-cell>
                    </table:table-row>
                    <table:table-row>
                      <table:table-cell table:style-name="Table5.A1" office:value-type="string">
                        <text:p text:style-name="Table_20_Contents">-Dsvn.repository</text:p>
                      </table:table-cell>
                      <table:table-cell table:style-name="Table5.A1" office:value-type="string">
                        <text:p text:style-name="Table_20_Contents">Repository von <text:span text:style-name="T1">phynixx</text:span> <text:line-break/>(z.B. <text:a xlink:type="simple" xlink:href="https://svn.codematters.org/phynixx">https://svn.codematters.org/phynixx</text:a>) </text:p>
                      </table:table-cell>
                    </table:table-row>
                    <table:table-row>
                      <table:table-cell table:style-name="Table5.A1" office:value-type="string">
                        <text:p text:style-name="Table_20_Contents">-Dmodule</text:p>
                      </table:table-cell>
                      <table:table-cell table:style-name="Table5.A1" office:value-type="string">
                        <text:p text:style-name="Table_20_Contents">vollständiger Modulename </text:p>
                      </table:table-cell>
                    </table:table-row>
                    <table:table-row>
                      <table:table-cell table:style-name="Table5.A1" office:value-type="string">
                        <text:p text:style-name="Table_20_Contents"><text:soft-page-break/>-Dworkspace</text:p>
                      </table:table-cell>
                      <table:table-cell table:style-name="Table5.A1" office:value-type="string">
                        <text:p text:style-name="Table_20_Contents">Workspace </text:p>
                      </table:table-cell>
                    </table:table-row>
                  </table:table>
                </table:table-cell>
              </table:table-row>
            </table:table>
            <text:h text:style-name="Heading_20_3" text:outline-level="3"><text:bookmark text:name="Aufruf"/>Aufruf</text:h>
            <text:list xml:id="list30600958" text:style-name="L20">
              <text:list-item>
                <text:p text:style-name="P43">Im Workspace müssen alle relevanten phynixx-projekte inkl. phynixx-release ausgescheckt sein </text:p>
              </text:list-item>
              <text:list-item>
                <text:p text:style-name="P43">in phynixx-release/pom-version.properties muss die passenden Vresionen enthalten </text:p>
              </text:list-item>
              <text:list-item>
                <text:p text:style-name="P43">in phynixx-release/release-module.bat müssen evtl. Umgebungsvariablen wie SVN-repositoroy angepasst werden </text:p>
              </text:list-item>
              <text:list-item>
                <text:p text:style-name="P23">keine der Module darf nicht eingecheklte, modifizierte Ressourcen besitzen (Synchronize vorher durchführen) </text:p>
              </text:list-item>
            </text:list>
            <text:p text:style-name="Text_20_body">Aufruf aus Workspace </text:p>
            <text:p text:style-name="Preformatted_20_Text">cd phynixx-release</text:p>
            <text:p text:style-name="P50">./release-all-modules.sh</text:p>
            <text:h text:style-name="Heading_20_3" text:outline-level="3"><text:bookmark text:name="Versionen"/>Versionen</text:h>
            <text:p text:style-name="Text_20_body">Zu jedem module (==maven project) werden zwei versionen definiert </text:p>
            <text:p text:style-name="Text_20_body"><text:span text:style-name="T3">current version</text:span> enthält das aktuelle release eines Modules. Diese Version wird genutzt Eltern- und abh. projekte in <text:span text:style-name="T1">release-poms</text:span> zu substituieren. </text:p>
            <text:p text:style-name="Text_20_body"><text:span text:style-name="T3">next version</text:span> enthält die Version des zukünftigen Releases und Basis der aktuellen SNAPHOTS </text:p>
            <text:p text:style-name="Text_20_body">Mit diesen beiden Versionen können aus pom-template.xml folgende pom.xml generiert werden. </text:p>
            <text:list xml:id="list30619514" text:style-name="L21">
              <text:list-item>
                <text:p text:style-name="P44">aktuelle SNAPSHOT-version </text:p>
              </text:list-item>
              <text:list-item>
                <text:p text:style-name="P24">version des aktuell zu bilden Releases </text:p>
              </text:list-item>
            </text:list>
            <text:p text:style-name="Text_20_body">Releases werden auf Basis der <text:span text:style-name="T1">current</text:span>-Version gebaut. </text:p>
            <text:h text:style-name="Heading_20_4" text:outline-level="4"><text:bookmark text:name="Beispiel"/>Beispiel</text:h>
            <text:p text:style-name="Text_20_body">aktuelles pom-template.xml </text:p>
            <text:p text:style-name="Preformatted_20_Text"><text:s/>&lt;parent&gt;</text:p>
            <text:p text:style-name="Preformatted_20_Text"><text:s text:c="6"/>&lt;artifactId&gt;phynixx-base&lt;/artifactId&gt;</text:p>
            <text:p text:style-name="Preformatted_20_Text"><text:s text:c="6"/>&lt;groupId&gt;org.csc.phynixx&lt;/groupId&gt;</text:p>
            <text:p text:style-name="Preformatted_20_Text"><text:s text:c="6"/>&lt;version&gt;@org.csc.phynixx.phynixx-base.version@&lt;/version&gt;</text:p>
            <text:p text:style-name="Preformatted_20_Text"><text:s/>&lt;/parent&gt;</text:p>
            <text:p text:style-name="Preformatted_20_Text"><text:s/>&lt;groupId&gt;org.csc.phynixx&lt;/groupId&gt;</text:p>
            <text:p text:style-name="Preformatted_20_Text"><text:s/>&lt;artifactId&gt;phynixx-connection&lt;/artifactId&gt;</text:p>
            <text:p text:style-name="Preformatted_20_Text"><text:s/>&lt;version&gt;@org.csc.phynixx.phynixx-connection.version@&lt;/version&gt;</text:p>
            <text:p text:style-name="Preformatted_20_Text"><text:s/>&lt;packaging&gt;jar&lt;/packaging&gt;</text:p>
            <text:p text:style-name="Preformatted_20_Text"><text:s/></text:p>
            <text:p text:style-name="Preformatted_20_Text"><text:s/>&lt;name&gt;phynixx-connection&lt;/name&gt; <text:s/></text:p>
            <text:p text:style-name="Preformatted_20_Text"><text:s/></text:p>
            <text:p text:style-name="Preformatted_20_Text"><text:s/>&lt;scm&gt;</text:p>
            <text:p text:style-name="Preformatted_20_Text"><text:s text:c="3"/>&lt;connection&gt;scm:svn:@svn.repository@/phynixx-connection/trunk&lt;/connection&gt;</text:p>
            <text:p text:style-name="Preformatted_20_Text"><text:s/>&lt;/scm&gt;</text:p>
            <text:p text:style-name="Preformatted_20_Text"><text:s/></text:p>
            <text:p text:style-name="Preformatted_20_Text"><text:s text:c="2"/>&lt;dependencies&gt;</text:p>
            <text:p text:style-name="Preformatted_20_Text"><text:s text:c="11"/>&lt;dependency&gt;</text:p>
            <text:p text:style-name="Preformatted_20_Text"><text:s text:c="14"/>&lt;groupId&gt;org.csc.phynixx&lt;/groupId&gt;</text:p>
            <text:p text:style-name="Preformatted_20_Text"><text:s text:c="14"/>&lt;artifactId&gt;phynixx-common&lt;/artifactId&gt;</text:p>
            <text:p text:style-name="Preformatted_20_Text"><text:s text:c="13"/>&lt;version&gt;@org.csc.phynixx.phynixx-common.version@&lt;/version&gt;</text:p>
            <text:p text:style-name="Preformatted_20_Text"><text:s text:c="2"/>&lt;/dependency&gt;</text:p>
            <text:p text:style-name="P50"><text:s/>. . . .</text:p>
            <text:list xml:id="list30602291" text:style-name="L22">
              <text:list-item>
                <text:p text:style-name="P45"><text:soft-page-break/><text:span text:style-name="T1">phynixx-connection</text:span> hat <text:span text:style-name="T1">phynixx-base</text:span> als Elternprojekt </text:p>
              </text:list-item>
              <text:list-item>
                <text:p text:style-name="P25"><text:span text:style-name="T1">phynixx-connection</text:span> hat <text:span text:style-name="T1">phynixx-common</text:span> als dependency </text:p>
              </text:list-item>
            </text:list>
            <text:p text:style-name="Text_20_body">Es werden folgende versionen gesetzt </text:p>
            <text:p text:style-name="Preformatted_20_Text">org.csc.phynixx.phynixx-base.version.current=1.2</text:p>
            <text:p text:style-name="Preformatted_20_Text">org.csc.phynixx.phynixx-base.version.next=1.3</text:p>
            <text:p text:style-name="Preformatted_20_Text"/>
            <text:p text:style-name="Preformatted_20_Text">org.csc.phynixx.phynixx-common.version.current=1.2</text:p>
            <text:p text:style-name="Preformatted_20_Text">org.csc.phynixx.phynixx-common.version.next=1.3</text:p>
            <text:p text:style-name="Preformatted_20_Text"/>
            <text:p text:style-name="Preformatted_20_Text">org.csc.phynixx.phynixx-connection.version.current=1.2</text:p>
            <text:p text:style-name="P50">org.csc.phynixx.phynixx-connection.version.next=1.3</text:p>
            <text:p text:style-name="Text_20_body">Die SNAPSHOT version von <text:span text:style-name="T1">phynixx-connection</text:span> referenziert </text:p>
            <text:list xml:id="list30599677" text:style-name="L23">
              <text:list-item>
                <text:p text:style-name="P46">phynixx-base in der Version <text:span text:style-name="T1">SNAPSHOT-1.3</text:span> </text:p>
              </text:list-item>
              <text:list-item>
                <text:p text:style-name="P26">phynixx-common in der Version <text:span text:style-name="T1">SNAPSHOT-1.3</text:span> </text:p>
              </text:list-item>
            </text:list>
            <text:p text:style-name="Text_20_body">das Release 1.2 referenziert </text:p>
            <text:list xml:id="list30603636" text:style-name="L24">
              <text:list-item>
                <text:p text:style-name="P47">phynixx-base in der Version <text:span text:style-name="T1">1.2</text:span> </text:p>
              </text:list-item>
              <text:list-item>
                <text:p text:style-name="P27">phynixx-common in der Version <text:span text:style-name="T1">1.2</text:span> </text:p>
              </text:list-item>
            </text:list>
            <text:h text:style-name="Heading_20_3" text:outline-level="3"><text:bookmark text:name="scm_Tag_in_pom.xml"/>scm Tag in pom.xml</text:h>
            <text:p text:style-name="Preformatted_20_Text">&lt;scm&gt;</text:p>
            <text:p text:style-name="Preformatted_20_Text"><text:s text:c="3"/>&lt;connection&gt;scm:svn:<text:a xlink:type="simple" xlink:href="http://127.0.0.1/svn/my-project">http://127.0.0.1/svn/my-project</text:a>&lt;/connection&gt;</text:p>
            <text:p text:style-name="Preformatted_20_Text"><text:s text:c="3"/>&lt;developerConnection&gt;scm:svn:<text:a xlink:type="simple" xlink:href="https://127.0.0.1/svn/my-project">https://127.0.0.1/svn/my-project</text:a>&lt;/developerConnection&gt;</text:p>
            <text:p text:style-name="Preformatted_20_Text"><text:s text:c="3"/>&lt;tag&gt;HEAD&lt;/tag&gt;</text:p>
            <text:p text:style-name="Preformatted_20_Text"><text:s text:c="3"/>&lt;url&gt;<text:a xlink:type="simple" xlink:href="http://127.0.0.1/websvn/my-project">http://127.0.0.1/websvn/my-project</text:a>&lt;/url&gt;</text:p>
            <text:p text:style-name="P50"><text:s/>&lt;/scm&gt;</text:p>
            <text:p text:style-name="Text_20_body"/>
            <text:list xml:id="list30595726" text:style-name="L25">
              <text:list-item>
                <text:p text:style-name="P28"><text:span text:style-name="T2">connection, developerConnection</text:span>: The two connection elements convey to how one is to connect to the version control system through Maven. Where connection requires read access for Maven to be able to find the source code (for example, an update), developerConnection requires a connection that will give write access. </text:p>
              </text:list-item>
            </text:list>
            <text:list xml:id="list30614253" text:style-name="L26">
              <text:list-item>
                <text:p text:style-name="P48"><text:span text:style-name="T2">tag</text:span>: Specifies the tag that this project lives under. HEAD (meaning, the SCM root) should be the default. </text:p>
              </text:list-item>
              <text:list-item>
                <text:p text:style-name="P29"><text:span text:style-name="T2">url</text:span>: A publicly browsable repository. For example, via ViewCVS. </text:p>
              </text:list-item>
            </text:list>
            <text:p text:style-name="Text_20_body"/>
            <text:h text:style-name="Heading_20_1" text:outline-level="1"><text:bookmark text:name="top"/>Maven release plugin</text:h>
            <text:h text:style-name="Heading_20_1" text:outline-level="1"><text:bookmark text:name="Intro"/>Intro</text:h>
            <text:section text:style-name="Sect1" text:name="bodyContent">
              <text:h text:style-name="Heading_20_1" text:outline-level="1"><text:bookmark text:name="Bugs"/>Bugs</text:h>
              <text:p text:style-name="Text_20_body">Die Version 2.0.8 Beta enthält folgende Bugs </text:p>
              <text:h text:style-name="Heading_20_2" text:outline-level="2"><text:bookmark text:name="MRELEASE-374"/><text:soft-page-break/><text:a xlink:type="simple" xlink:href="http://jira.codehaus.org/browse/MRELEASE-374">MRELEASE-374</text:a></text:h>
              <text:p text:style-name="Text_20_body">Im Batch.Mode können die Versionen sowohl des Releases als auch den zukünftigen Snaposhots in einer release.properties angegeben werden </text:p>
              <text:h text:style-name="Heading_20_2" text:outline-level="2"><text:bookmark text:name="MRELEASE-317"/><text:a xlink:type="simple" xlink:href="http://jira.codehaus.org/browse/MRELEASE-317">MRELEASE-317</text:a></text:h>
              <text:p text:style-name="Text_20_body">In <text:span text:style-name="T1">phynixx</text:span> ist <text:span text:style-name="T1">phynixx-base</text:span> das Eltern-projekt aller Projekte. Dieses wird nicht korrekt umgesetzt (SNAPSHOT bleibt auch in release-pom eingetragen </text:p>
              <text:h text:style-name="Heading_20_2" text:outline-level="2"><text:bookmark text:name="MRELEASE-230"/><text:a xlink:type="simple" xlink:href="http://jira.codehaus.org/browse/MRELEASE-230">MRELEASE-230</text:a></text:h>
              <text:p text:style-name="Text_20_body">falls in einem Projekt zwei Artefakte des selben abh. Projekts gezogen werden (jar, test-jar), so werden die versionen nicht korrekt aktualisiert </text:p>
              <text:h text:style-name="Heading_20_2" text:outline-level="2"><text:bookmark text:name="release:perform"/>release:perform</text:h>
              <text:p text:style-name="Text_20_body">Enthält eine Projekt eine javadoc generierung, so wird diese bei release:perfrom nicht durch geführt, sondern der Process endet fehlerhaft. </text:p>
              <text:p text:style-name="Text_20_body"><text:span text:style-name="T3">Workaround</text:span>: -DuseReleaseProfile=false, which will stop generating the sources and javadoc jar. mvn release:perform -DuseReleaseProfile=false </text:p>
              <text:p text:style-name="Text_20_body">Bug generating javadoc; -DuseReleaseProfile=false, which will stop generating the sources and javadoc jar. mvn release:perform -DuseReleaseProfile=false </text:p>
              <text:h text:style-name="Heading_20_1" text:outline-level="1"><text:bookmark text:name="Quintezzenz"/>Quintezzenz</text:h>
              <text:p text:style-name="Text_20_body">Um die Funktionalität des maven-release-plugins hinsichtlich der verwaltung um Pflege der Versionen bzgl. der Repositories zu nutzen. müssen komplexe Projekte erst auf eine Struktur gebracht werden, die keine der obigen Strukturmerkmale auf weist: </text:p>
              <text:list xml:id="list30569541" text:style-name="L2">
                <text:list-item>
                  <text:p text:style-name="P30">Elternprojekte haben keine SNAPSHOT-version </text:p>
                </text:list-item>
                <text:list-item>
                  <text:p text:style-name="P5">abhängige Projekte haben keine SNAPSHOT-version </text:p>
                </text:list-item>
              </text:list>
              <text:p text:style-name="Text_20_body"/>
              <text:h text:style-name="Heading_20_1" text:outline-level="1">Anpassung an den maven release process</text:h>
              <text:section text:style-name="Sect1" text:name="Section1">
                <text:h text:style-name="Heading_20_1" text:outline-level="1"><text:bookmark text:name="Problemematik"/>Problem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30611869" text:style-name="L5">
                  <text:list-item>
                    <text:p text:style-name="P33">Elternprojekte haben keine SNAPSHOT-version </text:p>
                  </text:list-item>
                  <text:list-item>
                    <text:p text:style-name="P8">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Dazu werden die relevanten versionen aller Projekte in <text:span text:style-name="T1">pom-versions.properties</text:span> <text:soft-page-break/>angegeben (siehe <text:a xlink:type="simple" xlink:href="http://localhost/wiki/index.php/Anpassung_an_den_maven_release_process#versions">Anpassung_an_den_maven_release_process#versions</text:a> </text:p>
              </text:section>
              <text:p text:style-name="Text_20_body"/>
              <text:p text:style-name="Text_20_body"/>
              <text:section text:style-name="Sect1" text:name="catlinks">
                <text:h text:style-name="P2" text:outline-level="1">Integration in Thorsten's Umgebung</text:h>
                <text:section text:style-name="Sect1" text:name="Section2">
                  <text:p text:style-name="Text_20_body"><text:bookmark text:name="bodyContent"/></text:p>
                  <text:section text:style-name="Sect1" text:name="contentSub">
                    <text:p text:style-name="Text_20_body"/>
                  </text:section>
                  <text:p text:style-name="Text_20_body"/>
                  <text:h text:style-name="Heading_20_1" text:outline-level="1"><text:bookmark text:name="Codematters"/>Codematters</text:h>
                  <text:h text:style-name="Heading_20_2" text:outline-level="2"><text:bookmark text:name="Jira"/>Jira</text:h>
                  <text:p text:style-name="Text_20_body">A JIRA account has been created for you at: </text:p>
                  <text:p text:style-name="Preformatted_20_Text"><text:s text:c="2"/><text:a xlink:type="simple" xlink:href="http://jira.codematters.org/">http://jira.codematters.org</text:a></text:p>
                  <text:p text:style-name="P50"><text:s text:c="2"/>IP= 88.198.2.115</text:p>
                  <text:p text:style-name="Text_20_body">This is either because an administrator has created an account for you, or because you have been assigned to an issue. </text:p>
                  <text:p text:style-name="Text_20_body">You can change your password here: </text:p>
                  <text:p text:style-name="P50"><text:s text:c="2"/><text:a xlink:type="simple" xlink:href="http://jira.codematters.org/secure/ViewProfile.jspa">http://jira.codematters.org/secure/ViewProfile.jspa</text:a></text:p>
                  <text:p text:style-name="Text_20_body">Here are the details of your account: </text:p>
                  <text:p text:style-name="Horizontal_20_Line"/>
                  <text:p text:style-name="Preformatted_20_Text"><text:s text:c="11"/>Username: csc</text:p>
                  <text:p text:style-name="Preformatted_20_Text"><text:s text:c="14"/>Email: <text:a xlink:type="simple" xlink:href="mailto:christoph.schmidt-casdorff@gmx.de">christoph.schmidt-casdorff@gmx.de</text:a></text:p>
                  <text:p text:style-name="P50"><text:s text:c="10"/>Full Name: Christoph Schmidt-Casdorff</text:p>
                  <text:p text:style-name="Text_20_body">(You can always retrieve these via the "Forgot Password" link on the signup page) This action was initiated by Thorsten Vogel (tvcom@web.de). </text:p>
                  <text:p text:style-name="Text_20_body">-- This message is automatically generated by JIRA. - If you think it was sent incorrectly contact one of the administrators: <text:a xlink:type="simple" xlink:href="http://jira.codematters.org/secure/Administrators.jspa">http://jira.codematters.org/secure/Administrators.jspa</text:a> - For more information on JIRA, see: <text:a xlink:type="simple" xlink:href="http://www.atlassian.com/software/jira">http://www.atlassian.com/software/jira</text:a> </text:p>
                  <text:h text:style-name="Heading_20_2" text:outline-level="2"><text:bookmark text:name="svn"/>svn</text:h>
                  <text:p text:style-name="Text_20_body"><text:a xlink:type="simple" xlink:href="https://svn.codematters.org/phynixx">https://svn.codematters.org/phynixx</text:a> </text:p>
                </text:section>
                <text:p text:style-name="P49"/>
              </text:section>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 Schmidt-Casdorff</meta:initial-creator>
    <meta:creation-date>2012-05-01T10:44:23.24</meta:creation-date>
    <dc:date>2012-05-01T10:48:59.86</dc:date>
    <dc:creator>Christoph Schmidt-Casdorff</dc:creator>
    <meta:editing-duration>PT4M39S</meta:editing-duration>
    <meta:editing-cycles>3</meta:editing-cycles>
    <meta:generator>OpenOffice.org/3.3$Win32 OpenOffice.org_project/330m20$Build-9567</meta:generator>
    <meta:document-statistic meta:table-count="5" meta:image-count="0" meta:object-count="0" meta:page-count="9" meta:paragraph-count="263" meta:word-count="1725" meta:character-count="15147"/>
  </office:meta>
</office:document-meta>
</file>